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urrent2" table:style-name="ta1">
        <table:shapes>
          <draw:frame draw:z-index="0" draw:style-name="gr1" draw:text-style-name="P1" svg:width="12.2224in" svg:height="5.7622in" svg:x="1.235in" svg:y="0.0417in">
            <draw:object draw:notify-on-update-of-ranges="current2.A1:current2.A1 current2.A2:current2.A234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157" calcext:value-type="float">
            <text:p>-1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-191" calcext:value-type="float">
            <text:p>-1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72" calcext:value-type="float">
            <text:p>-1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184" calcext:value-type="float">
            <text:p>-184</text:p>
          </table:table-cell>
        </table:table-row>
        <table:table-row table:style-name="ro1">
          <table:table-cell office:value-type="float" office:value="-183" calcext:value-type="float">
            <text:p>-1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167" calcext:value-type="float">
            <text:p>-167</text:p>
          </table:table-cell>
        </table:table-row>
        <table:table-row table:style-name="ro1">
          <table:table-cell office:value-type="float" office:value="-143" calcext:value-type="float">
            <text:p>-1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float" office:value="-191" calcext:value-type="float">
            <text:p>-19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-159" calcext:value-type="float">
            <text:p>-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-174" calcext:value-type="float">
            <text:p>-17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3" calcext:value-type="float">
            <text:p>-193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171" calcext:value-type="float">
            <text:p>-171</text:p>
          </table:table-cell>
        </table:table-row>
        <table:table-row table:style-name="ro1">
          <table:table-cell office:value-type="float" office:value="-178" calcext:value-type="float">
            <text:p>-1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51" calcext:value-type="float">
            <text:p>-151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89" calcext:value-type="float">
            <text:p>-189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181" calcext:value-type="float">
            <text:p>-181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202" calcext:value-type="float">
            <text:p>-202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174" calcext:value-type="float">
            <text:p>-1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170" calcext:value-type="float">
            <text:p>-170</text:p>
          </table:table-cell>
        </table:table-row>
        <table:table-row table:style-name="ro1">
          <table:table-cell office:value-type="float" office:value="-198" calcext:value-type="float">
            <text:p>-19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</table:table-row>
        <table:table-row table:style-name="ro1">
          <table:table-cell office:value-type="float" office:value="-147" calcext:value-type="float">
            <text:p>-1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-159" calcext:value-type="float">
            <text:p>-15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</table:table-row>
        <table:table-row table:style-name="ro1">
          <table:table-cell office:value-type="float" office:value="-159" calcext:value-type="float">
            <text:p>-1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85" calcext:value-type="float">
            <text:p>-185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-199" calcext:value-type="float">
            <text:p>-1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181" calcext:value-type="float">
            <text:p>-1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31" calcext:value-type="float">
            <text:p>-131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</table:table-row>
        <table:table-row table:style-name="ro1">
          <table:table-cell office:value-type="float" office:value="-179" calcext:value-type="float">
            <text:p>-1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191" calcext:value-type="float">
            <text:p>-1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90" calcext:value-type="float">
            <text:p>-190</text:p>
          </table:table-cell>
        </table:table-row>
        <table:table-row table:style-name="ro1">
          <table:table-cell office:value-type="float" office:value="-174" calcext:value-type="float">
            <text:p>-1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82" calcext:value-type="float">
            <text:p>-182</text:p>
          </table:table-cell>
        </table:table-row>
        <table:table-row table:style-name="ro1">
          <table:table-cell office:value-type="float" office:value="-195" calcext:value-type="float">
            <text:p>-19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-197" calcext:value-type="float">
            <text:p>-1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67" calcext:value-type="float">
            <text:p>-167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-173" calcext:value-type="float">
            <text:p>-1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-174" calcext:value-type="float">
            <text:p>-1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float" office:value="-193" calcext:value-type="float">
            <text:p>-1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cted.</text:p>
          </table:table-cell>
        </table:table-row>
        <table:table-row table:style-name="ro1">
          <table:table-cell office:value-type="string" calcext:value-type="string">
            <text:p>Connected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sconnect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7:41:23.474672608</dc:date>
    <meta:editing-duration>PT3M5S</meta:editing-duration>
    <meta:editing-cycles>1</meta:editing-cycles>
    <meta:document-statistic meta:table-count="1" meta:cell-count="2345" meta:object-count="1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16" loext:regression-extrapolate-forward="0" loext:regression-extrapolate-backward="0" loext:regression-force-intercept="false" loext:regression-intercept-value="0" chart:regression-type="moving-average"/>
      <style:graphic-properties svg:stroke-width="0.102cm" svg:stroke-color="#c5000b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046cm" svg:height="14.637cm" xlink:href=".." xlink:type="simple" chart:class="chart:line" chart:style-name="ch1">
        <chart:legend chart:legend-position="end" svg:x="25.838cm" svg:y="6.77cm" style:legend-expansion="high" chart:style-name="ch2"/>
        <chart:plot-area chart:style-name="ch3" table:cell-range-address="current2.A1:current2.A2346" chart:data-source-has-labels="row" svg:x="0.62cm" svg:y="0.292cm" svg:width="24.599cm" svg:height="14.053cm">
          <chartooo:coordinate-region svg:x="1.532cm" svg:y="0.491cm" svg:width="23.687cm" svg:height="13.6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urrent2.A2:current2.A2346" chart:label-cell-address="current2.A1:current2.A1" chart:class="chart:line">
            <chart:regression-curve chart:style-name="ch7"/>
            <chart:data-point chart:repeated="23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</text:p>
                <draw:g>
                  <svg:desc>current2.A1:current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current2.A2:current2.A23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